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589fd" officeooo:paragraph-rsid="001589fd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Table_20_Contents">
      <style:text-properties officeooo:rsid="00157c28" officeooo:paragraph-rsid="00157c28"/>
    </style:style>
    <style:style style:name="P4" style:family="paragraph" style:parent-style-name="Table_20_Contents">
      <style:text-properties officeooo:rsid="001589fd" officeooo:paragraph-rsid="001589fd"/>
    </style:style>
    <style:style style:name="P5" style:family="paragraph" style:parent-style-name="Table_20_Contents">
      <style:text-properties officeooo:rsid="0017512d" officeooo:paragraph-rsid="0017512d"/>
    </style:style>
    <style:style style:name="P6" style:family="paragraph" style:parent-style-name="Preformatted_20_Text" style:list-style-name="L1"/>
    <style:style style:name="P7" style:family="paragraph" style:parent-style-name="Preformatted_20_Text" style:list-style-name="L1">
      <style:paragraph-properties fo:margin-top="0in" fo:margin-bottom="0.1965in" loext:contextual-spacing="false"/>
    </style:style>
    <style:style style:name="P8" style:family="paragraph" style:parent-style-name="Text_20_body" style:list-style-name="L1"/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301018359152">
          <table:table-cell table:style-name="Table1.A1" office:value-type="string">
            <text:p text:style-name="P3">Installation and getting started:</text:p>
            <text:p text:style-name="P3"/>
            <text:p text:style-name="P3">https://www.tecmint.com/install-reactjs-on-ubuntu/</text:p>
          </table:table-cell>
        </table:table-row>
        <table:table-row table:style-name="TableLine94301018730464">
          <table:table-cell table:style-name="Table1.A2" office:value-type="string">
            <text:p text:style-name="Table_20_Contents"/>
            <text:p text:style-name="P4">1) node upgrade:</text:p>
            <text:p text:style-name="P4"/>
            <text:p text:style-name="P4"/>
            <text:p text:style-name="P1"><text:span text:style-name="Source_20_Text">sudo npm cache clean -f</text:span></text:p>
            <text:p text:style-name="Preformatted_20_Text"><text:span text:style-name="Source_20_Text">sudo npm install -g n</text:span></text:p>
            <text:p text:style-name="P2"><text:span text:style-name="Source_20_Text">sudo n stable</text:span></text:p>
            <text:p text:style-name="Text_20_body">To upgrade to latest version (and not current stable) version, you can use</text:p>
            <text:p text:style-name="P2"><text:span text:style-name="Source_20_Text">sudo n latest</text:span></text:p>
            <text:list xml:id="list2964138211" text:style-name="L1">
              <text:list-item>
                <text:p text:style-name="P8">Fix PATH:</text:p>
                <text:p text:style-name="P7"><text:span text:style-name="Source_20_Text"><text:s text:c="2"/>sudo apt-get install --reinstall nodejs-legacy <text:s text:c="4"/># fix /usr/bin/node</text:span></text:p>
              </text:list-item>
              <text:list-item>
                <text:p text:style-name="P8">To undo:</text:p>
                <text:p text:style-name="P6"><text:span text:style-name="Source_20_Text"><text:s text:c="2"/>sudo n rm 6.0.0 <text:s text:c="4"/># replace number with version of Node that was installed</text:span></text:p>
                <text:p text:style-name="P7"><text:span text:style-name="Source_20_Text"><text:s text:c="2"/>sudo npm uninstall -g n</text:span></text:p>
              </text:list-item>
            </text:list>
            <text:p text:style-name="P4"/>
          </table:table-cell>
        </table:table-row>
        <table:table-row table:style-name="TableLine94301018703152">
          <table:table-cell table:style-name="Table1.A2" office:value-type="string">
            <text:p text:style-name="P5">2) don’t use sudo when using # create-react-app</text:p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13:53:02.337561112</meta:creation-date>
    <meta:generator>LibreOffice/6.4.7.2$Linux_X86_64 LibreOffice_project/40$Build-2</meta:generator>
    <dc:date>2021-12-22T13:54:31.768079549</dc:date>
    <meta:editing-duration>PT1M28S</meta:editing-duration>
    <meta:editing-cycles>3</meta:editing-cycles>
    <meta:document-statistic meta:table-count="1" meta:image-count="0" meta:object-count="0" meta:page-count="1" meta:paragraph-count="14" meta:word-count="82" meta:character-count="487" meta:non-whitespace-character-count="411"/>
  </office:meta>
</office:document-meta>
</file>